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Alegreya Sans SC Medium" svg:font-family="'Alegreya Sans SC Medium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style:font-name="Liberation Mono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P solver<text:line-break/><text:span text:style-name="T1">Michael Pokorný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SP problém:</text:p>
                <text:list>
                  <text:list-item>
                    <text:p>Množina proměnných, každá má danou doménu</text:p>
                  </text:list-item>
                  <text:list-item>
                    <text:p>Množina podmínek (binární, …)</text:p>
                    <text:list>
                      <text:list-item>
                        <text:p>A&gt;B+2, X+Y<text:span text:style-name="T2">≠</text:span>Z, AllDifferent(A,B,C,D), …</text:p>
                      </text:list-item>
                    </text:list>
                  </text:list-item>
                  <text:list-item>
                    <text:p>Hledáme přiřazení hodnot proměnným konzistentní s podmínkami</text:p>
                  </text:list-item>
                </text:list>
              </text:list-item>
              <text:list-item>
                <text:p>Užitečné pro modelování těžkých reálných problémů</text:p>
                <text:list>
                  <text:list-item>
                    <text:p>Plánování/rozvrhování, sudoku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tup řešení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iviálně: DFS – přiřadíme všechny proměnné, nakonec zkontrolujeme platnost všech podmínek</text:p>
              </text:list-item>
              <text:list-item>
                <text:p>Zlepšení:</text:p>
                <text:list>
                  <text:list-item>
                    <text:p>Když přiřazení poruší podmínku, rovnou zaříznout prohledávání.</text:p>
                  </text:list-item>
                  <text:list-item>
                    <text:p>Některé podmínky nám umí dát informaci navíc: pokud A může být 1, 3, nebo 8 a platí A-B&gt;0, tak nemůže být B&gt;7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tup řešení – propag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Přiřaď do volné proměnné nevyzkoušenou hodnotu</text:p>
              </text:list-item>
              <text:list-item>
                <text:p><text:s/>Zeptej se každé podmínky, co může z této změny odvodit</text:p>
              </text:list-item>
              <text:list-item>
                <text:p><text:s/>Opakuj dokud je co propagov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Reprezentace - problé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blem</text:span>: proměnné a podmínky</text:p>
              </text:list-item>
              <text:list-item>
                <text:p>Proměnná (<text:span text:style-name="T3">Variable</text:span>) má unikátní identifikátor a doménu</text:p>
              </text:list-item>
              <text:list-item>
                <text:p>Podmínka (<text:span text:style-name="T3">IConstrain</text:span>) umí říct, jestli je splněna, vyjmenovat proměnné, na kterých závisí, a provést propagaci.</text:p>
                <text:list>
                  <text:list-item>
                    <text:p><text:span text:style-name="T3">PropagationTrigger</text:span>: odebrání prvku z domény/dosazení</text:p>
                  </text:list-item>
                  <text:list-item>
                    <text:p><text:span text:style-name="T3">ConstrainResult</text:span>: navíc “podmínka je odteď splněna”, “podmínka je odteď nesplnitelná”</text:p>
                  </text:list-item>
                </text:list>
              </text:list-item>
              <text:list-item>
                <text:p>Na pohodlné vyrábění podmínek je static class Constrain</text:p>
                <text:list>
                  <text:list-item>
                    <text:p>Vlastní podmínky:</text:p>
                    <text:list>
                      <text:list-item>
                        <text:p><text:span text:style-name="T3">Constrain.BinaryFunctional(Func&lt;int,int,int&gt;, Variable, Variable, Variable)</text:span></text:p>
                      </text:list-item>
                      <text:list-item>
                        <text:p><text:span text:style-name="T3">Constrain.Relational(Func&lt;int[], bool&gt;, params Variable[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Reprezentace -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dnoty</text:p>
                <text:list>
                  <text:list-item>
                    <text:p>První nápad: dedikovaný typ <text:span text:style-name="T3">Value</text:span> – lepší type safety</text:p>
                  </text:list-item>
                  <text:list-item>
                    <text:p>Nakonec změněno na <text:span text:style-name="T3">int</text:span> – kód plný <text:span text:style-name="T3">new Value(...)</text:span><text:span text:style-name="T4">/</text:span><text:span text:style-name="T3">value.Value</text:span> :(</text:p>
                  </text:list-item>
                </text:list>
              </text:list-item>
              <text:list-item>
                <text:p>Doména (<text:span text:style-name="T3">Domain</text:span>)</text:p>
                <text:list>
                  <text:list-item>
                    <text:p>Umí říct, jestli je singleton, kolik má prvků, …</text:p>
                  </text:list-item>
                  <text:list-item>
                    <text:p>Modifikace: dá se odstranit prvek nebo změnit na singleton</text:p>
                    <text:list>
                      <text:list-item>
                        <text:p>Možné rozšíření: “omez se na čísla &gt;X”, “pronikni se s touhle doménou”, ...</text:p>
                      </text:list-item>
                    </text:list>
                  </text:list-item>
                  <text:list-item>
                    <text:p>Uspořádaný <text:span text:style-name="T3">List</text:span> konečných intervalů (<text:span text:style-name="T3">ValueRange</text:span>)</text:p>
                    <text:list>
                      <text:list-item>
                        <text:p>Možné rozšíření: pro malé domény místo toho použít bitmapu</text:p>
                      </text:list-item>
                      <text:list-item>
                        <text:p>Třeba solver clpfd v SICStus Prologu umí I nekonečné domény, ale pak se musí třeba dávat pozor abych na nich nezkoušel všechny hodno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Reprezentace –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ValueAssignment</text:span></text:p>
                <text:list>
                  <text:list-item>
                    <text:p>Přiřazení domén proměnným. Nad touto třídou se vlastně dělá DFS.</text:p>
                  </text:list-item>
                </text:list>
              </text:list-item>
              <text:list-item>
                <text:p><text:span text:style-name="T3">SolutionState</text:span></text:p>
                <text:list>
                  <text:list-item>
                    <text:p><text:span text:style-name="T3">VariableAssignment</text:span> + nesplněné podmínky, volba proměnné, volba hodnoty k dosazení</text:p>
                  </text:list-item>
                </text:list>
              </text:list-item>
              <text:list-item>
                <text:p><text:span text:style-name="T3">Solver</text:span><text:span text:style-name="T4">: </text:span><text:span text:style-name="T3">Problem → ValueAssignment</text:span><text:span text:style-name="T4"> nebo “nemá řešení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Efektivní(ejší) DF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iviální implementace by trávila spoustu času kopírováním <text:span text:style-name="T3">SolutionState</text:span></text:p>
              </text:list-item>
              <text:list-item>
                <text:p><text:span text:style-name="T3">IBacktrackable</text:span>: <text:span text:style-name="T3">DeepDuplicate</text:span>, <text:span text:style-name="T3">AddSavepoint</text:span>, <text:span text:style-name="T3">RollbackToSavepoint</text:span>, <text:span text:style-name="T3">CanRollbackToSavepoint</text:span></text:p>
                <text:list>
                  <text:list-item>
                    <text:p>Základní implementace je <text:span text:style-name="T3">Stack</text:span>, ale někdy to jde efektivněji</text:p>
                  </text:list-item>
                  <text:list-item>
                    <text:p>Například nekopírovat, když se nestaly žádné změny</text:p>
                  </text:list-item>
                  <text:list-item>
                    <text:p>Nebo: pole integerů – časů, ve kterém byl prvek domény odstraně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Algebraické podmínk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+(B*C) &gt; C+D*2:</text:p>
                <text:list>
                  <text:list-header>
                    <text:p><text:span text:style-name="T5">problem.Constrains.Add(</text:span></text:p>
                    <text:list>
                      <text:list-header>
                        <text:p><text:span text:style-name="T5">Constrain.VariableGreaterThan(</text:span></text:p>
                        <text:list>
                          <text:list-header>
                            <text:p><text:span text:style-name="T5">(A+(B*C)).Build(problem), (C+D*2).Build(problem)</text:span></text:p>
                          </text:list-header>
                        </text:list>
                        <text:p><text:span text:style-name="T5">)</text:span></text:p>
                      </text:list-header>
                    </text:list>
                    <text:p><text:span text:style-name="T5">);</text:span></text:p>
                  </text:list-header>
                </text:list>
              </text:list-item>
              <text:list-item>
                <text:p>Strom: node je proměnná, konstanta, nebo operátor</text:p>
              </text:list-item>
              <text:list-item>
                <text:p>Přijde visitor, který do problému přidá pomocné proměnné a vybuduje z nich proměnnou reprezentující celý výraz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Paraleliza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yrobí se <text:span text:style-name="T3">Task</text:span>y “typu” <text:span text:style-name="T3">ČástečnéŘešení→(ÚplnéŘešení|Neúspěch)</text:span></text:p>
              </text:list-item>
              <text:list-item>
                <text:p>Řešící metoda vrací <text:span text:style-name="T3">Task</text:span></text:p>
              </text:list-item>
              <text:list-item>
                <text:p>Čeká se, než nějaký <text:span text:style-name="T3">Task</text:span> skončí úspěchem, a když to udělá, přiřadí se výslednému <text:span text:style-name="T3">Task</text:span>u výsledek</text:p>
              </text:list-item>
              <text:list-item>
                <text:p>Když někde dostaneme úplné řešení, nechceme zbytečně čekat na doběhnutí zbytku</text:p>
                <text:list>
                  <text:list-item>
                    <text:p><text:span text:style-name="T3">Cancellation*</text:span></text:p>
                  </text:list-item>
                </text:list>
              </text:list-item>
              <text:list-item>
                <text:p>Paralelní větve musí používat vlastní <text:span text:style-name="T3">SolutionState</text:span>, ale nechceme se zdržovat kopírováním</text:p>
                <text:list>
                  <text:list-item>
                    <text:p>Heuristika: paralelizuj na prvních X proměnných, pak řeš sériově</text:p>
                  </text:list-item>
                  <text:list-item>
                    <text:p>SEND+MORE=MONEY: 158 s → 17 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Alegreya Sans SC Medium" svg:font-family="'Alegreya Sans SC Medium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legreya Sans" fo:font-family="'Alegreya Sans'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legreya Sans" fo:font-family="'Alegrey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legreya Sans" fo:font-family="'Alegrey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legreya Sans SC Medium" fo:font-family="'Alegreya Sans SC Medium'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20:54:05.592630534</meta:creation-date>
    <dc:date>2014-07-03T21:50:55.686805180</dc:date>
    <meta:editing-duration>PT39M52S</meta:editing-duration>
    <meta:editing-cycles>18</meta:editing-cycles>
    <meta:generator>LibreOffice/4.2.5.2$Linux_X86_64 LibreOffice_project/420m0$Build-2</meta:generator>
    <meta:document-statistic meta:object-count="57"/>
  </office:meta>
</office:document-meta>
</file>